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rm 2700 K E27 1000 lumen" table:style-name="ta1">
        <table:shapes>
          <draw:frame draw:z-index="0" draw:style-name="gr1" draw:text-style-name="P1" svg:width="12.0106in" svg:height="7.5394in" svg:x="5.4961in" svg:y="0.3555in">
            <draw:object draw:notify-on-update-of-ranges="'Warm 2700 K E27 1000 lumen'.A1:'Warm 2700 K E27 1000 lumen'.A1 'Warm 2700 K E27 1000 lumen'.A2:'Warm 2700 K E27 1000 lumen'.A67 'Warm 2700 K E27 1000 lumen'.B1:'Warm 2700 K E27 1000 lumen'.B1 'Warm 2700 K E27 1000 lumen'.B2:'Warm 2700 K E27 1000 lumen'.B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697in" svg:height="6.452in" svg:x="5.4744in" svg:y="9.422in">
            <draw:object draw:notify-on-update-of-ranges="'Warm 2700 K E27 1000 lumen'.A1:'Warm 2700 K E27 1000 lumen'.A1 'Warm 2700 K E27 1000 lumen'.A2:'Warm 2700 K E27 1000 lumen'.A66 'Warm 2700 K E27 1000 lumen'.B1:'Warm 2700 K E27 1000 lumen'.B1 'Warm 2700 K E27 1000 lumen'.B2:'Warm 2700 K E27 1000 lumen'.B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tensity</text:p>
          </table:table-cell>
          <table:table-cell table:style-name="ce1" office:value-type="string" calcext:value-type="string">
            <text:p>Watt</text:p>
          </table:table-cell>
          <table:table-cell table:style-name="ce1" office:value-type="string" calcext:value-type="string">
            <text:p>Model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6" calcext:value-type="float">
            <text:p>11.6</text:p>
          </table:table-cell>
          <table:table-cell table:formula="of:=0.737514880516844 * EXP(0.010723316391607 * [.A2])" office:value-type="float" office:value="11.237465721977" calcext:value-type="float">
            <text:p>11.237465721977</text:p>
          </table:table-cell>
          <table:table-cell office:value-type="string" calcext:value-type="string">
            <text:p>0,737514880516844 * e^(0,010723316391607 * x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formula="of:=0.737514880516844 * EXP(0.010723316391607 * [.A3])" office:value-type="float" office:value="10.7656454143147" calcext:value-type="float">
            <text:p>10.76564541431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.5" calcext:value-type="float">
            <text:p>10.5</text:p>
          </table:table-cell>
          <table:table-cell table:formula="of:=0.737514880516844 * EXP(0.010723316391607 * [.A4])" office:value-type="float" office:value="10.3136351250525" calcext:value-type="float">
            <text:p>10.313635125052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table:formula="of:=0.737514880516844 * EXP(0.010723316391607 * [.A5])" office:value-type="float" office:value="9.88060310357966" calcext:value-type="float">
            <text:p>9.8806031035796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5" calcext:value-type="float">
            <text:p>9.5</text:p>
          </table:table-cell>
          <table:table-cell table:formula="of:=0.737514880516844 * EXP(0.010723316391607 * [.A6])" office:value-type="float" office:value="9.46575252146818" calcext:value-type="float">
            <text:p>9.4657525214681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table:formula="of:=0.737514880516844 * EXP(0.010723316391607 * [.A7])" office:value-type="float" office:value="9.068320006217" calcext:value-type="float">
            <text:p>9.06832000621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6" calcext:value-type="float">
            <text:p>8.6</text:p>
          </table:table-cell>
          <table:table-cell table:formula="of:=0.737514880516844 * EXP(0.010723316391607 * [.A8])" office:value-type="float" office:value="8.68757423655955" calcext:value-type="float">
            <text:p>8.6875742365595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2" calcext:value-type="float">
            <text:p>8.2</text:p>
          </table:table-cell>
          <table:table-cell table:formula="of:=0.737514880516844 * EXP(0.010723316391607 * [.A9])" office:value-type="float" office:value="8.32281459674893" calcext:value-type="float">
            <text:p>8.3228145967489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8" calcext:value-type="float">
            <text:p>7.8</text:p>
          </table:table-cell>
          <table:table-cell table:formula="of:=0.737514880516844 * EXP(0.010723316391607 * [.A10])" office:value-type="float" office:value="7.97336988734487" calcext:value-type="float">
            <text:p>7.9733698873448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4" calcext:value-type="float">
            <text:p>7.4</text:p>
          </table:table-cell>
          <table:table-cell table:formula="of:=0.737514880516844 * EXP(0.010723316391607 * [.A11])" office:value-type="float" office:value="7.63859709013001" calcext:value-type="float">
            <text:p>7.6385970901300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1" calcext:value-type="float">
            <text:p>7.1</text:p>
          </table:table-cell>
          <table:table-cell table:formula="of:=0.737514880516844 * EXP(0.010723316391607 * [.A12])" office:value-type="float" office:value="7.31788018488286" calcext:value-type="float">
            <text:p>7.3178801848828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" calcext:value-type="float">
            <text:p>6.8</text:p>
          </table:table-cell>
          <table:table-cell table:formula="of:=0.737514880516844 * EXP(0.010723316391607 * [.A13])" office:value-type="float" office:value="7.01062901583014" calcext:value-type="float">
            <text:p>7.0106290158301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5" calcext:value-type="float">
            <text:p>6.5</text:p>
          </table:table-cell>
          <table:table-cell table:formula="of:=0.737514880516844 * EXP(0.010723316391607 * [.A14])" office:value-type="float" office:value="6.71627820569275" calcext:value-type="float">
            <text:p>6.7162782056927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2" calcext:value-type="float">
            <text:p>6.2</text:p>
          </table:table-cell>
          <table:table-cell table:formula="of:=0.737514880516844 * EXP(0.010723316391607 * [.A15])" office:value-type="float" office:value="6.43428611532684" calcext:value-type="float">
            <text:p>6.4342861153268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0.737514880516844 * EXP(0.010723316391607 * [.A16])" office:value-type="float" office:value="6.16413384704596" calcext:value-type="float">
            <text:p>6.1641338470459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8" calcext:value-type="float">
            <text:p>5.8</text:p>
          </table:table-cell>
          <table:table-cell table:formula="of:=0.737514880516844 * EXP(0.010723316391607 * [.A17])" office:value-type="float" office:value="5.90532428978992" calcext:value-type="float">
            <text:p>5.9053242897899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5" calcext:value-type="float">
            <text:p>5.5</text:p>
          </table:table-cell>
          <table:table-cell table:formula="of:=0.737514880516844 * EXP(0.010723316391607 * [.A18])" office:value-type="float" office:value="5.65738120438364" calcext:value-type="float">
            <text:p>5.6573812043836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3" calcext:value-type="float">
            <text:p>5.3</text:p>
          </table:table-cell>
          <table:table-cell table:formula="of:=0.737514880516844 * EXP(0.010723316391607 * [.A19])" office:value-type="float" office:value="5.41984834720261" calcext:value-type="float">
            <text:p>5.4198483472026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1" calcext:value-type="float">
            <text:p>5.1</text:p>
          </table:table-cell>
          <table:table-cell table:formula="of:=0.737514880516844 * EXP(0.010723316391607 * [.A20])" office:value-type="float" office:value="5.19228863063243" calcext:value-type="float">
            <text:p>5.1922886306324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8" calcext:value-type="float">
            <text:p>4.8</text:p>
          </table:table-cell>
          <table:table-cell table:formula="of:=0.737514880516844 * EXP(0.010723316391607 * [.A21])" office:value-type="float" office:value="4.97428331877771" calcext:value-type="float">
            <text:p>4.9742833187777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6" calcext:value-type="float">
            <text:p>4.6</text:p>
          </table:table-cell>
          <table:table-cell table:formula="of:=0.737514880516844 * EXP(0.010723316391607 * [.A22])" office:value-type="float" office:value="4.76543125694003" calcext:value-type="float">
            <text:p>4.7654312569400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4" calcext:value-type="float">
            <text:p>4.4</text:p>
          </table:table-cell>
          <table:table-cell table:formula="of:=0.737514880516844 * EXP(0.010723316391607 * [.A23])" office:value-type="float" office:value="4.56534813344754" calcext:value-type="float">
            <text:p>4.5653481334475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3" calcext:value-type="float">
            <text:p>4.3</text:p>
          </table:table-cell>
          <table:table-cell table:formula="of:=0.737514880516844 * EXP(0.010723316391607 * [.A24])" office:value-type="float" office:value="4.37366577247748" calcext:value-type="float">
            <text:p>4.3736657724774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1" calcext:value-type="float">
            <text:p>4.1</text:p>
          </table:table-cell>
          <table:table-cell table:formula="of:=0.737514880516844 * EXP(0.010723316391607 * [.A25])" office:value-type="float" office:value="4.19003145657059" calcext:value-type="float">
            <text:p>4.1900314565705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0.737514880516844 * EXP(0.010723316391607 * [.A26])" office:value-type="float" office:value="4.01410727759067" calcext:value-type="float">
            <text:p>4.0141072775906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8" calcext:value-type="float">
            <text:p>3.8</text:p>
          </table:table-cell>
          <table:table-cell table:formula="of:=0.737514880516844 * EXP(0.010723316391607 * [.A27])" office:value-type="float" office:value="3.84556951493495" calcext:value-type="float">
            <text:p>3.845569514934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" calcext:value-type="float">
            <text:p>3.7</text:p>
          </table:table-cell>
          <table:table-cell table:formula="of:=0.737514880516844 * EXP(0.010723316391607 * [.A28])" office:value-type="float" office:value="3.68410803985122" calcext:value-type="float">
            <text:p>3.6841080398512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5" calcext:value-type="float">
            <text:p>3.5</text:p>
          </table:table-cell>
          <table:table-cell table:formula="of:=0.737514880516844 * EXP(0.010723316391607 * [.A29])" office:value-type="float" office:value="3.52942574476539" calcext:value-type="float">
            <text:p>3.5294257447653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table:formula="of:=0.737514880516844 * EXP(0.010723316391607 * [.A30])" office:value-type="float" office:value="3.38123799656966" calcext:value-type="float">
            <text:p>3.3812379965696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2" calcext:value-type="float">
            <text:p>3.2</text:p>
          </table:table-cell>
          <table:table-cell table:formula="of:=0.737514880516844 * EXP(0.010723316391607 * [.A31])" office:value-type="float" office:value="3.23927211286503" calcext:value-type="float">
            <text:p>3.2392721128650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1" calcext:value-type="float">
            <text:p>3.1</text:p>
          </table:table-cell>
          <table:table-cell table:formula="of:=0.737514880516844 * EXP(0.010723316391607 * [.A32])" office:value-type="float" office:value="3.10326686019451" calcext:value-type="float">
            <text:p>3.1032668601945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" calcext:value-type="float">
            <text:p>2.9</text:p>
          </table:table-cell>
          <table:table-cell table:formula="of:=0.737514880516844 * EXP(0.010723316391607 * [.A33])" office:value-type="float" office:value="2.97297197334367" calcext:value-type="float">
            <text:p>2.9729719733436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8" calcext:value-type="float">
            <text:p>2.8</text:p>
          </table:table-cell>
          <table:table-cell table:formula="of:=0.737514880516844 * EXP(0.010723316391607 * [.A34])" office:value-type="float" office:value="2.84814769482408" calcext:value-type="float">
            <text:p>2.8481476948240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table:formula="of:=0.737514880516844 * EXP(0.010723316391607 * [.A35])" office:value-type="float" office:value="2.72856433369209" calcext:value-type="float">
            <text:p>2.7285643336920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7" calcext:value-type="float">
            <text:p>2.7</text:p>
          </table:table-cell>
          <table:table-cell table:formula="of:=0.737514880516844 * EXP(0.010723316391607 * [.A36])" office:value-type="float" office:value="2.61400184289123" calcext:value-type="float">
            <text:p>2.6140018428912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6" calcext:value-type="float">
            <text:p>2.6</text:p>
          </table:table-cell>
          <table:table-cell table:formula="of:=0.737514880516844 * EXP(0.010723316391607 * [.A37])" office:value-type="float" office:value="2.50424941434048" calcext:value-type="float">
            <text:p>2.5042494143404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table:formula="of:=0.737514880516844 * EXP(0.010723316391607 * [.A38])" office:value-type="float" office:value="2.39910509102331" calcext:value-type="float">
            <text:p>2.3991050910233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3" calcext:value-type="float">
            <text:p>2.3</text:p>
          </table:table-cell>
          <table:table-cell table:formula="of:=0.737514880516844 * EXP(0.010723316391607 * [.A39])" office:value-type="float" office:value="2.29837539536363" calcext:value-type="float">
            <text:p>2.2983753953636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.2</text:p>
          </table:table-cell>
          <table:table-cell table:formula="of:=0.737514880516844 * EXP(0.010723316391607 * [.A40])" office:value-type="float" office:value="2.201874973205" calcext:value-type="float">
            <text:p>2.20187497320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2" calcext:value-type="float">
            <text:p>2.2</text:p>
          </table:table-cell>
          <table:table-cell table:formula="of:=0.737514880516844 * EXP(0.010723316391607 * [.A41])" office:value-type="float" office:value="2.10942625273774" calcext:value-type="float">
            <text:p>2.1094262527377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.1</text:p>
          </table:table-cell>
          <table:table-cell table:formula="of:=0.737514880516844 * EXP(0.010723316391607 * [.A42])" office:value-type="float" office:value="2.02085911774651" calcext:value-type="float">
            <text:p>2.0208591177465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0.737514880516844 * EXP(0.010723316391607 * [.A43])" office:value-type="float" office:value="1.93601059457704" calcext:value-type="float">
            <text:p>1.9360105945770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0.737514880516844 * EXP(0.010723316391607 * [.A44])" office:value-type="float" office:value="1.85472455224595" calcext:value-type="float">
            <text:p>1.8547245522459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.8</text:p>
          </table:table-cell>
          <table:table-cell table:formula="of:=0.737514880516844 * EXP(0.010723316391607 * [.A45])" office:value-type="float" office:value="1.77685141514191" calcext:value-type="float">
            <text:p>1.7768514151419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.8</text:p>
          </table:table-cell>
          <table:table-cell table:formula="of:=0.737514880516844 * EXP(0.010723316391607 * [.A46])" office:value-type="float" office:value="1.70224788778939" calcext:value-type="float">
            <text:p>1.7022478877893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.7</text:p>
          </table:table-cell>
          <table:table-cell table:formula="of:=0.737514880516844 * EXP(0.010723316391607 * [.A47])" office:value-type="float" office:value="1.63077669116865" calcext:value-type="float">
            <text:p>1.6307766911686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</text:p>
          </table:table-cell>
          <table:table-cell table:formula="of:=0.737514880516844 * EXP(0.010723316391607 * [.A48])" office:value-type="float" office:value="1.56230631010658" calcext:value-type="float">
            <text:p>1.5623063101065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.6</text:p>
          </table:table-cell>
          <table:table-cell table:formula="of:=0.737514880516844 * EXP(0.010723316391607 * [.A49])" office:value-type="float" office:value="1.49671075127381" calcext:value-type="float">
            <text:p>1.4967107512738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" calcext:value-type="float">
            <text:p>1.5</text:p>
          </table:table-cell>
          <table:table-cell table:formula="of:=0.737514880516844 * EXP(0.010723316391607 * [.A50])" office:value-type="float" office:value="1.43386931134253" calcext:value-type="float">
            <text:p>1.4338693113425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" calcext:value-type="float">
            <text:p>1.5</text:p>
          </table:table-cell>
          <table:table-cell table:formula="of:=0.737514880516844 * EXP(0.010723316391607 * [.A51])" office:value-type="float" office:value="1.37366635487859" calcext:value-type="float">
            <text:p>1.3736663548785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" calcext:value-type="float">
            <text:p>1.4</text:p>
          </table:table-cell>
          <table:table-cell table:formula="of:=0.737514880516844 * EXP(0.010723316391607 * [.A52])" office:value-type="float" office:value="1.3159911015591" calcext:value-type="float">
            <text:p>1.315991101559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0.737514880516844 * EXP(0.010723316391607 * [.A53])" office:value-type="float" office:value="1.26073742232392" calcext:value-type="float">
            <text:p>1.2607374223239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.3</text:p>
          </table:table-cell>
          <table:table-cell table:formula="of:=0.737514880516844 * EXP(0.010723316391607 * [.A54])" office:value-type="float" office:value="1.2078036440861" calcext:value-type="float">
            <text:p>1.207803644086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.2</text:p>
          </table:table-cell>
          <table:table-cell table:formula="of:=0.737514880516844 * EXP(0.010723316391607 * [.A55])" office:value-type="float" office:value="1.15709236264175" calcext:value-type="float">
            <text:p>1.1570923626417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.2</text:p>
          </table:table-cell>
          <table:table-cell table:formula="of:=0.737514880516844 * EXP(0.010723316391607 * [.A56])" office:value-type="float" office:value="1.1085102634352" calcext:value-type="float">
            <text:p>1.108510263435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table:formula="of:=0.737514880516844 * EXP(0.010723316391607 * [.A57])" office:value-type="float" office:value="1.0619679498495" calcext:value-type="float">
            <text:p>1.06196794984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table:formula="of:=0.737514880516844 * EXP(0.010723316391607 * [.A58])" office:value-type="float" office:value="1.01737977870647" calcext:value-type="float">
            <text:p>1.017379778706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.1</text:p>
          </table:table-cell>
          <table:table-cell table:formula="of:=0.737514880516844 * EXP(0.010723316391607 * [.A59])" office:value-type="float" office:value="0.974663702673424" calcext:value-type="float">
            <text:p>0.9746637026734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0.737514880516844 * EXP(0.010723316391607 * [.A60])" office:value-type="float" office:value="0.933741119286736" calcext:value-type="float">
            <text:p>0.9337411192867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0.737514880516844 * EXP(0.010723316391607 * [.A61])" office:value-type="float" office:value="0.894536726314288" calcext:value-type="float">
            <text:p>0.89453672631428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formula="of:=0.737514880516844 * EXP(0.010723316391607 * [.A62])" office:value-type="float" office:value="0.856978383190767" calcext:value-type="float">
            <text:p>0.8569783831907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formula="of:=0.737514880516844 * EXP(0.010723316391607 * [.A63])" office:value-type="float" office:value="0.820996978270773" calcext:value-type="float">
            <text:p>0.8209969782707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formula="of:=0.737514880516844 * EXP(0.010723316391607 * [.A64])" office:value-type="float" office:value="0.786526301655496" calcext:value-type="float">
            <text:p>0.7865263016554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0.737514880516844 * EXP(0.010723316391607 * [.A65])" office:value-type="float" office:value="0.753502923358926" calcext:value-type="float">
            <text:p>0.7535029233589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0.737514880516844 * EXP(0.010723316391607 * [.A66])" office:value-type="float" office:value="0.745466041138127" calcext:value-type="float">
            <text:p>0.7454660411381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1:26:02.477534013</meta:creation-date>
    <dc:date>2020-12-02T13:03:39.170135777</dc:date>
    <meta:editing-duration>PT1H15M53S</meta:editing-duration>
    <meta:editing-cycles>9</meta:editing-cycles>
    <meta:generator>LibreOffice/6.4.7.2$Linux_X86_64 LibreOffice_project/40$Build-2</meta:generator>
    <meta:document-statistic meta:table-count="1" meta:cell-count="2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right-angled-axes="true">
        <chart:symbol-image xlink:href="Pictures/2000000E000000DF000000DF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" chart:maximum="12" chart:interval-major="0.5" chart:interval-minor-divisor="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08cm" svg:height="19.151cm" xlink:href=".." xlink:type="simple" chart:class="chart:scatter" chart:style-name="ch1">
        <chart:legend chart:legend-position="end" svg:x="26.333cm" svg:y="9.027cm" style:legend-expansion="high" chart:style-name="ch2"/>
        <chart:plot-area chart:style-name="ch3" table:cell-range-address="'Warm 2700 K E27 1000 lumen'.A1:'Warm 2700 K E27 1000 lumen'.B67" chart:data-source-has-labels="row" svg:x="0.61cm" svg:y="0.383cm" svg:width="25.113cm" svg:height="18.385cm">
          <chartooo:coordinate-region svg:x="1.337cm" svg:y="0.582cm" svg:width="23.921cm" svg:height="17.5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arm 2700 K E27 1000 lumen'.B2:'Warm 2700 K E27 1000 lumen'.B67" chart:label-cell-address="'Warm 2700 K E27 1000 lumen'.B1:'Warm 2700 K E27 1000 lumen'.B1" chart:class="chart:scatter">
            <chart:domain table:cell-range-address="'Warm 2700 K E27 1000 lumen'.A2:'Warm 2700 K E27 1000 lumen'.A67"/>
            <chart:regression-curve chart:style-name="ch8">
              <chart:equation chart:display-equation="true" chart:display-r-square="false" svg:x="1.419cm" svg:y="2.146cm"/>
            </chart:regression-curve>
            <chart:data-point chart:repeated="6"/>
            <chart:data-point chart:style-name="ch9" chart:repeated="2"/>
            <chart:data-point chart:repeated="2"/>
            <chart:data-point chart:style-name="ch9" chart:repeated="2"/>
            <chart:data-point chart:repeated="4"/>
            <chart:data-point chart:style-name="ch9"/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tt</text:p>
                <draw:g>
                  <svg:desc>'Warm 2700 K E27 1000 lumen'.B1:'Warm 2700 K E27 1000 lume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'Warm 2700 K E27 1000 lumen'.A2:'Warm 2700 K E27 1000 lumen'.A67</svg:desc>
                </draw:g>
              </table:table-cell>
              <table:table-cell office:value-type="float" office:value="11.6">
                <text:p>11.6</text:p>
                <draw:g>
                  <svg:desc>'Warm 2700 K E27 1000 lumen'.B2:'Warm 2700 K E27 1000 lumen'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6">
                <text:p>24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">
                <text:p>23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">
                <text:p>2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">
                <text:p>23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">
                <text:p>22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">
                <text:p>2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">
                <text:p>21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">
                <text:p>20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">
                <text:p>2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">
                <text:p>19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6">
                <text:p>18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">
                <text:p>17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4">
                <text:p>17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">
                <text:p>17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">
                <text:p>16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">
                <text:p>16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">
                <text:p>15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">
                <text:p>15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">
                <text:p>14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2">
                <text:p>14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">
                <text:p>13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">
                <text:p>13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">
                <text:p>1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">
                <text:p>1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">
                <text:p>12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">
                <text:p>11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">
                <text:p>11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">
                <text:p>1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">
                <text:p>10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">
                <text:p>9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">
                <text:p>8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">
                <text:p>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">
                <text:p>6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5cm" svg:height="16.389cm" xlink:href=".." xlink:type="simple" chart:class="chart:scatter" chart:style-name="ch1">
        <chart:legend chart:legend-position="end" svg:x="25.975cm" svg:y="7.646cm" style:legend-expansion="high" chart:style-name="ch2"/>
        <chart:plot-area chart:style-name="ch3" table:cell-range-address="'Warm 2700 K E27 1000 lumen'.A1:'Warm 2700 K E27 1000 lumen'.B66" chart:data-source-has-labels="row" svg:x="0.603cm" svg:y="0.327cm" svg:width="24.769cm" svg:height="15.735cm">
          <chartooo:coordinate-region svg:x="1.039cm" svg:y="0.527cm" svg:width="23.868cm" svg:height="14.8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arm 2700 K E27 1000 lumen'.B2:'Warm 2700 K E27 1000 lumen'.B66" chart:label-cell-address="'Warm 2700 K E27 1000 lumen'.B1:'Warm 2700 K E27 1000 lumen'.B1" chart:class="chart:scatter">
            <chart:domain table:cell-range-address="'Warm 2700 K E27 1000 lumen'.A2:'Warm 2700 K E27 1000 lumen'.A66"/>
            <chart:regression-curve chart:style-name="ch7">
              <chart:equation chart:display-equation="true" chart:display-r-square="false"/>
            </chart:regression-curve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tt</text:p>
                <draw:g>
                  <svg:desc>'Warm 2700 K E27 1000 lumen'.B1:'Warm 2700 K E27 1000 lume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'Warm 2700 K E27 1000 lumen'.A2:'Warm 2700 K E27 1000 lumen'.A66</svg:desc>
                </draw:g>
              </table:table-cell>
              <table:table-cell office:value-type="float" office:value="11.6">
                <text:p>11.6</text:p>
                <draw:g>
                  <svg:desc>'Warm 2700 K E27 1000 lumen'.B2:'Warm 2700 K E27 1000 lumen'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6">
                <text:p>24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">
                <text:p>23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">
                <text:p>2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">
                <text:p>23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">
                <text:p>22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">
                <text:p>2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">
                <text:p>21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">
                <text:p>20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">
                <text:p>2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">
                <text:p>19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6">
                <text:p>18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">
                <text:p>17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4">
                <text:p>17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">
                <text:p>17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">
                <text:p>16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">
                <text:p>16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">
                <text:p>15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">
                <text:p>15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">
                <text:p>14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2">
                <text:p>14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">
                <text:p>13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">
                <text:p>13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">
                <text:p>1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">
                <text:p>1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">
                <text:p>12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">
                <text:p>11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">
                <text:p>11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">
                <text:p>1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">
                <text:p>10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">
                <text:p>9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">
                <text:p>8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">
                <text:p>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">
                <text:p>6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